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normal" style:font-weight-asian="normal" style:font-weight-complex="normal"/>
    </style:style>
    <style:style style:family="paragraph" style:name="P3" style:parent-style-name="UrbanBody">
      <style:paragraph-properties fo:text-align="end" style:justify-single-word="false"/>
      <style:text-properties fo:font-style="normal" style:font-style-asian="normal" style:font-style-complex="normal"/>
    </style:style>
    <style:style style:family="paragraph" style:name="P4" style:parent-style-name="UrbanBody">
      <style:text-properties fo:country="BE" fo:font-size="12pt" fo:language="fr" style:font-name="Times New Roman" style:font-size-asian="12pt" style:font-size-complex="12pt"/>
    </style:style>
    <style:style style:family="paragraph" style:name="P5" style:parent-style-name="UrbanBody">
      <style:paragraph-properties fo:margin-left="0cm" fo:margin-right="0cm" fo:text-align="start" fo:text-indent="0cm" style:auto-text-indent="false" style:justify-single-word="false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ize="12pt" style:font-name="Times New Roman" style:font-size-asian="12pt" style:font-size-complex="12pt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BE" fo:language="fr"/>
    </style:style>
    <style:style style:family="text" style:name="T5">
      <style:text-properties style:text-position="super 58%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7"><text:span text:style-name="T8">do text</text:span></text:p><text:p text:style-name="P7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4"/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1">Avis d'enquête publique</text:span></text:span></text:p>
      <text:p text:style-name="UrbanBody"><text:span text:style-name="T2"/></text:p>
      <text:p text:style-name="UrbanBody"/>
      <text:p text:style-name="P2"/>
      <text:p text:style-name="P2">Madame, Monsieur,</text:p>
      <text:p text:style-name="P2"/>
      <text:p text:style-name="UrbanBody">Concerne :<text:span text:style-name="T4">Décret du 11 mars 1999 relatif au permis d’environnement.</text:span></text:p>
      <text:p text:style-name="P2"/>
      <text:p text:style-name="P2"><text:span text:style-name="T3"><office:annotation><dc:creator>Gauthier Bastien</dc:creator><dc:date>2011-02-16T16:12:24</dc:date><text:p text:style-name="P6"><text:span text:style-name="T7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2"><text:span text:style-name="T3"><office:annotation><dc:creator>Gauthier Bastien</dc:creator><dc:date>2011-02-16T16:13:21</dc:date><text:p text:style-name="P6"><text:span text:style-name="T6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5"/>
      <text:p text:style-name="P5">Conformément aux articles D.29-7 à D.29-19 et R.41-6 du livre 1<text:span text:style-name="T5">er</text:span> du Code de l’Environnement, je vous prie de trouver, en annexe, une copie de l’avis d’enquête ayant trait à l’objet dont question sous rubrique.</text:p>
      <text:p text:style-name="P5"/>
      <text:p text:style-name="P5">Restant à votre disposition, veuillez croire, Madame, Monsieur, en l’assurance de mes sentiments les meilleurs.</text:p>
      <text:p text:style-name="P5"/>
      <text:p text:style-name="P5"/>
      <text:p text:style-name="P3">Le Chef de Bureau- Eco-Conseiller,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normal" style:font-weight-asian="normal" style:font-weight-complex="normal"/>
    </style:style>
    <style:style style:family="paragraph" style:name="P3" style:parent-style-name="UrbanBody">
      <style:paragraph-properties fo:text-align="end" style:justify-single-word="false"/>
      <style:text-properties fo:font-style="normal" style:font-style-asian="normal" style:font-style-complex="normal"/>
    </style:style>
    <style:style style:family="paragraph" style:name="P4" style:parent-style-name="UrbanBody">
      <style:text-properties fo:country="BE" fo:font-size="12pt" fo:language="fr" style:font-name="Times New Roman" style:font-size-asian="12pt" style:font-size-complex="12pt"/>
    </style:style>
    <style:style style:family="paragraph" style:name="P5" style:parent-style-name="UrbanBody">
      <style:paragraph-properties fo:margin-left="0cm" fo:margin-right="0cm" fo:text-align="start" fo:text-indent="0cm" style:auto-text-indent="false" style:justify-single-word="false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ize="12pt" style:font-name="Times New Roman" style:font-size-asian="12pt" style:font-size-complex="12pt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BE" fo:language="fr"/>
    </style:style>
    <style:style style:family="text" style:name="T5">
      <style:text-properties style:text-position="super 58%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7"><text:span text:style-name="T8">do text</text:span></text:p><text:p text:style-name="P7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4"/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1">Avis d'enquête publique</text:span></text:span></text:p>
      <text:p text:style-name="UrbanBody"><text:span text:style-name="T2"/></text:p>
      <text:p text:style-name="UrbanBody"/>
      <text:p text:style-name="P2"/>
      <text:p text:style-name="P2">Madame, Monsieur,</text:p>
      <text:p text:style-name="P2"/>
      <text:p text:style-name="UrbanBody">Concerne :<text:span text:style-name="T4">Décret du 11 mars 1999 relatif au permis d’environnement.</text:span></text:p>
      <text:p text:style-name="P2"/>
      <text:p text:style-name="P2"><text:span text:style-name="T3"><office:annotation><dc:creator>Gauthier Bastien</dc:creator><dc:date>2011-02-16T16:12:24</dc:date><text:p text:style-name="P6"><text:span text:style-name="T7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2"><text:span text:style-name="T3"><office:annotation><dc:creator>Gauthier Bastien</dc:creator><dc:date>2011-02-16T16:13:21</dc:date><text:p text:style-name="P6"><text:span text:style-name="T6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5"/>
      <text:p text:style-name="P5">Conformément aux articles D.29-7 à D.29-19 et R.41-6 du livre 1<text:span text:style-name="T5">er</text:span> du Code de l’Environnement, je vous prie de trouver, en annexe, une copie de l’avis d’enquête ayant trait à l’objet dont question sous rubrique.</text:p>
      <text:p text:style-name="P5"/>
      <text:p text:style-name="P5">Restant à votre disposition, veuillez croire, Madame, Monsieur, en l’assurance de mes sentiments les meilleurs.</text:p>
      <text:p text:style-name="P5"/>
      <text:p text:style-name="P5"/>
      <text:p text:style-name="P3">Le Chef de Bureau- Eco-Conseiller,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normal" style:font-weight-asian="normal" style:font-weight-complex="normal"/>
    </style:style>
    <style:style style:family="paragraph" style:name="P3" style:parent-style-name="UrbanBody">
      <style:paragraph-properties fo:text-align="end" style:justify-single-word="false"/>
      <style:text-properties fo:font-style="normal" style:font-style-asian="normal" style:font-style-complex="normal"/>
    </style:style>
    <style:style style:family="paragraph" style:name="P4" style:parent-style-name="UrbanBody">
      <style:text-properties fo:country="BE" fo:font-size="12pt" fo:language="fr" style:font-name="Times New Roman" style:font-size-asian="12pt" style:font-size-complex="12pt"/>
    </style:style>
    <style:style style:family="paragraph" style:name="P5" style:parent-style-name="UrbanBody">
      <style:paragraph-properties fo:margin-left="0cm" fo:margin-right="0cm" fo:text-align="start" fo:text-indent="0cm" style:auto-text-indent="false" style:justify-single-word="false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ize="12pt" style:font-name="Times New Roman" style:font-size-asian="12pt" style:font-size-complex="12pt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BE" fo:language="fr"/>
    </style:style>
    <style:style style:family="text" style:name="T5">
      <style:text-properties style:text-position="super 58%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7"><text:span text:style-name="T8">do text</text:span></text:p><text:p text:style-name="P7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4"/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1">Avis d'enquête publique</text:span></text:span></text:p>
      <text:p text:style-name="UrbanBody"><text:span text:style-name="T2"/></text:p>
      <text:p text:style-name="UrbanBody"/>
      <text:p text:style-name="P2"/>
      <text:p text:style-name="P2">Madame, Monsieur,</text:p>
      <text:p text:style-name="P2"/>
      <text:p text:style-name="UrbanBody">Concerne :<text:span text:style-name="T4">Décret du 11 mars 1999 relatif au permis d’environnement.</text:span></text:p>
      <text:p text:style-name="P2"/>
      <text:p text:style-name="P2"><text:span text:style-name="T3"><office:annotation><dc:creator>Gauthier Bastien</dc:creator><dc:date>2011-02-16T16:12:24</dc:date><text:p text:style-name="P6"><text:span text:style-name="T7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2"><text:span text:style-name="T3"><office:annotation><dc:creator>Gauthier Bastien</dc:creator><dc:date>2011-02-16T16:13:21</dc:date><text:p text:style-name="P6"><text:span text:style-name="T6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5"/>
      <text:p text:style-name="P5">Conformément aux articles D.29-7 à D.29-19 et R.41-6 du livre 1<text:span text:style-name="T5">er</text:span> du Code de l’Environnement, je vous prie de trouver, en annexe, une copie de l’avis d’enquête ayant trait à l’objet dont question sous rubrique.</text:p>
      <text:p text:style-name="P5"/>
      <text:p text:style-name="P5">Restant à votre disposition, veuillez croire, Madame, Monsieur, en l’assurance de mes sentiments les meilleurs.</text:p>
      <text:p text:style-name="P5"/>
      <text:p text:style-name="P5"/>
      <text:p text:style-name="P3">Le Chef de Bureau- Eco-Conseiller,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normal" style:font-weight-asian="normal" style:font-weight-complex="normal"/>
    </style:style>
    <style:style style:family="paragraph" style:name="P3" style:parent-style-name="UrbanBody">
      <style:paragraph-properties fo:text-align="end" style:justify-single-word="false"/>
      <style:text-properties fo:font-style="normal" style:font-style-asian="normal" style:font-style-complex="normal"/>
    </style:style>
    <style:style style:family="paragraph" style:name="P4" style:parent-style-name="UrbanBody">
      <style:text-properties fo:country="BE" fo:font-size="12pt" fo:language="fr" style:font-name="Times New Roman" style:font-size-asian="12pt" style:font-size-complex="12pt"/>
    </style:style>
    <style:style style:family="paragraph" style:name="P5" style:parent-style-name="UrbanBody">
      <style:paragraph-properties fo:margin-left="0cm" fo:margin-right="0cm" fo:text-align="start" fo:text-indent="0cm" style:auto-text-indent="false" style:justify-single-word="false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ize="12pt" style:font-name="Times New Roman" style:font-size-asian="12pt" style:font-size-complex="12pt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BE" fo:language="fr"/>
    </style:style>
    <style:style style:family="text" style:name="T5">
      <style:text-properties style:text-position="super 58%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7"><text:span text:style-name="T8">do text</text:span></text:p><text:p text:style-name="P7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4"/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1">Avis d'enquête publique</text:span></text:span></text:p>
      <text:p text:style-name="UrbanBody"><text:span text:style-name="T2"/></text:p>
      <text:p text:style-name="UrbanBody"/>
      <text:p text:style-name="P2"/>
      <text:p text:style-name="P2">Madame, Monsieur,</text:p>
      <text:p text:style-name="P2"/>
      <text:p text:style-name="UrbanBody">Concerne :<text:span text:style-name="T4">Décret du 11 mars 1999 relatif au permis d’environnement.</text:span></text:p>
      <text:p text:style-name="P2"/>
      <text:p text:style-name="P2"><text:span text:style-name="T3"><office:annotation><dc:creator>Gauthier Bastien</dc:creator><dc:date>2011-02-16T16:12:24</dc:date><text:p text:style-name="P6"><text:span text:style-name="T7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2"><text:span text:style-name="T3"><office:annotation><dc:creator>Gauthier Bastien</dc:creator><dc:date>2011-02-16T16:13:21</dc:date><text:p text:style-name="P6"><text:span text:style-name="T6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5"/>
      <text:p text:style-name="P5">Conformément aux articles D.29-7 à D.29-19 et R.41-6 du livre 1<text:span text:style-name="T5">er</text:span> du Code de l’Environnement, je vous prie de trouver, en annexe, une copie de l’avis d’enquête ayant trait à l’objet dont question sous rubrique.</text:p>
      <text:p text:style-name="P5"/>
      <text:p text:style-name="P5">Restant à votre disposition, veuillez croire, Madame, Monsieur, en l’assurance de mes sentiments les meilleurs.</text:p>
      <text:p text:style-name="P5"/>
      <text:p text:style-name="P5"/>
      <text:p text:style-name="P3">Le Chef de Bureau- Eco-Conseiller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cm" loext:contextual-spacing="false" fo:text-align="justify" style:justify-single-word="false" fo:text-indent="0cm" style:auto-text-indent="false"/>
      <style:text-properties fo:language="fr" fo:country="BE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6:26.609325839</dc:date>
    <meta:editing-duration>PT7H54M22S</meta:editing-duration>
    <meta:editing-cycles>54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105" meta:character-count="789" meta:non-whitespace-character-count="709"/>
  </office:meta>
</office:document-meta>
</file>